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estsheet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4">00.00.0000</text:date>, <text:time style:data-style-name="N2" text:time-value="0000-00-00T15:51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4T15:31:19</meta:creation-date>
    <dc:date>2012-11-14T16:39:57</dc:date>
    <meta:editing-duration>PT47M38S</meta:editing-duration>
    <meta:editing-cycles>22</meta:editing-cycles>
    <meta:generator>LibreOffice/3.6$Linux_X86_64 LibreOffice_project/360m1$Build-2</meta:generator>
    <meta:document-statistic meta:table-count="2" meta:cell-count="26" meta:object-count="0"/>
  </office:meta>
</office:document-meta>
</file>